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9pt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text-properties fo:font-size="12pt"/>
    </style:style>
    <style:style style:name="T1" style:family="text">
      <style:text-properties fo:font-size="9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layer="layout" svg:width="6.5cm" svg:height="3.5cm" svg:x="7.25cm" svg:y="17.5cm">
          <text:p text:style-name="P1">HRES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id="id3" draw:layer="layout" svg:width="3.5cm" svg:height="3.5cm" svg:x="8.75cm" svg:y="10.5cm">
          <text:p text:style-name="P1">ADMI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5cm" svg:height="3.5cm" svg:x="3cm" svg:y="4cm">
          <text:p text:style-name="P1">SRES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layer="layout" svg:width="6.5cm" svg:height="3.5cm" svg:x="11.5cm" svg:y="4cm">
          <text:p text:style-name="P1">ATT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2" draw:id="id1" draw:layer="layout" svg:width="0.5cm" svg:height="0.5cm" svg:x="8cm" svg:y="19cm">
          <text:p text:style-name="P3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3" draw:text-style-name="P2" draw:id="id2" draw:layer="layout" svg:width="0.5cm" svg:height="0.5cm" svg:x="4cm" svg:y="5.5cm">
          <text:p text:style-name="P3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frame draw:style-name="gr4" draw:text-style-name="P4" draw:layer="layout" svg:width="0.667cm" svg:height="0.624cm" svg:x="3.833cm" svg:y="5cm">
          <draw:text-box>
            <text:p text:style-name="P3"><text:span text:style-name="T1">s</text:span></text:p>
          </draw:text-box>
        </draw:frame>
        <draw:frame draw:style-name="gr4" draw:text-style-name="P4" draw:layer="layout" svg:width="0.705cm" svg:height="0.624cm" svg:x="8.295cm" svg:y="19cm">
          <draw:text-box>
            <text:p text:style-name="P3"><text:span text:style-name="T1">h</text:span></text:p>
          </draw:text-box>
        </draw:frame>
        <draw:connector draw:style-name="gr5" draw:text-style-name="P2" draw:layer="layout" draw:type="curve" svg:x1="8cm" svg:y1="19.249cm" svg:x2="4.072cm" svg:y2="5.926cm" draw:start-shape="id1" draw:start-glue-point="6" draw:end-shape="id2" draw:end-glue-point="7">
          <text:p text:style-name="P3"/>
        </draw:connector>
        <draw:connector draw:style-name="gr6" draw:text-style-name="P2" draw:layer="layout" draw:type="curve" svg:x1="8.249cm" svg:y1="19cm" svg:x2="10.5cm" svg:y2="14cm" draw:start-shape="id1" draw:start-glue-point="4" draw:end-shape="id3" draw:end-glue-point="2">
          <text:p text:style-name="P3"/>
        </draw:connector>
        <draw:connector draw:style-name="gr6" draw:text-style-name="P2" draw:layer="layout" draw:type="curve" draw:line-skew="-0.75cm" svg:x1="10.5cm" svg:y1="10.5cm" svg:x2="4.249cm" svg:y2="6cm" draw:start-shape="id3" draw:start-glue-point="0" draw:end-shape="id2" draw:end-glue-point="8">
          <text:p text:style-name="P3"/>
        </draw:connector>
        <draw:custom-shape draw:style-name="gr3" draw:text-style-name="P2" draw:id="id4" draw:layer="layout" svg:width="0.5cm" svg:height="0.5cm" svg:x="14cm" svg:y="6.5cm">
          <text:p text:style-name="P3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3" draw:text-style-name="P2" draw:layer="layout" svg:width="0.5cm" svg:height="0.5cm" svg:x="10cm" svg:y="20cm">
          <text:p text:style-name="P3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3" draw:text-style-name="P2" draw:layer="layout" svg:width="0.5cm" svg:height="0.5cm" svg:x="12cm" svg:y="19cm">
          <text:p text:style-name="P3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3" draw:text-style-name="P2" draw:layer="layout" svg:width="0.5cm" svg:height="0.5cm" svg:x="8cm" svg:y="5.5cm">
          <text:p text:style-name="P3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3" draw:text-style-name="P2" draw:layer="layout" svg:width="0.5cm" svg:height="0.5cm" svg:x="6cm" svg:y="4.5cm">
          <text:p text:style-name="P3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frame draw:style-name="gr4" draw:text-style-name="P4" draw:layer="layout" svg:width="0.591cm" svg:height="0.624cm" svg:x="10.409cm" svg:y="20cm">
          <draw:text-box>
            <text:p text:style-name="P3"><text:span text:style-name="T1">l</text:span></text:p>
          </draw:text-box>
        </draw:frame>
        <draw:frame draw:style-name="gr4" draw:text-style-name="P4" draw:layer="layout" svg:width="0.811cm" svg:height="0.624cm" svg:x="12.5cm" svg:y="18.876cm">
          <draw:text-box>
            <text:p text:style-name="P3"><text:span text:style-name="T1">m</text:span></text:p>
          </draw:text-box>
        </draw:frame>
        <draw:frame draw:style-name="gr4" draw:text-style-name="P4" draw:id="id5" draw:layer="layout" svg:width="0.705cm" svg:height="0.624cm" svg:x="8cm" svg:y="5cm">
          <draw:text-box>
            <text:p text:style-name="P3"><text:span text:style-name="T1">u</text:span></text:p>
          </draw:text-box>
        </draw:frame>
        <draw:frame draw:style-name="gr4" draw:text-style-name="P4" draw:layer="layout" svg:width="0.625cm" svg:height="0.624cm" svg:x="6cm" svg:y="4cm">
          <draw:text-box>
            <text:p text:style-name="P3"><text:span text:style-name="T1">t</text:span></text:p>
          </draw:text-box>
        </draw:frame>
        <draw:custom-shape draw:style-name="gr3" draw:text-style-name="P2" draw:layer="layout" svg:width="0.5cm" svg:height="0.5cm" svg:x="16cm" svg:y="5.5cm">
          <text:p text:style-name="P3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frame draw:style-name="gr4" draw:text-style-name="P4" draw:layer="layout" svg:width="0.697cm" svg:height="0.624cm" svg:x="14.5cm" svg:y="6.5cm">
          <draw:text-box>
            <text:p text:style-name="P3"><text:span text:style-name="T1">a</text:span></text:p>
          </draw:text-box>
        </draw:frame>
        <draw:frame draw:style-name="gr4" draw:text-style-name="P4" draw:layer="layout" svg:width="0.705cm" svg:height="0.624cm" svg:x="16.5cm" svg:y="5.5cm">
          <draw:text-box>
            <text:p text:style-name="P3"><text:span text:style-name="T1">b</text:span></text:p>
          </draw:text-box>
        </draw:frame>
        <draw:connector draw:style-name="gr7" draw:text-style-name="P2" draw:layer="layout" draw:type="curve" svg:x1="14cm" svg:y1="6.749cm" svg:x2="8.352cm" svg:y2="5.624cm" draw:start-shape="id4" draw:start-glue-point="6" draw:end-shape="id5" draw:end-glue-point="2">
          <text:p text:style-name="P3"/>
        </draw:connector>
        <draw:frame draw:style-name="gr4" draw:text-style-name="P6" draw:layer="layout" svg:width="3.106cm" svg:height="0.747cm" draw:transform="rotate (-0.162664686287027) translate (9.081cm 6.253cm)">
          <draw:text-box>
            <text:p text:style-name="P5"><text:span text:style-name="T2">collocazione</text:span></text:p>
          </draw:text-box>
        </draw:frame>
        <draw:frame draw:style-name="gr4" draw:text-style-name="P6" draw:layer="layout" svg:width="6.043cm" svg:height="0.747cm" draw:transform="rotate (-1.49661983358604) translate (4.052cm 9.418cm)">
          <draw:text-box>
            <text:p text:style-name="P5"><text:span text:style-name="T2">utente h richiede risorsa s</text:span></text:p>
          </draw:text-box>
        </draw:frame>
        <draw:frame draw:style-name="gr4" draw:text-style-name="P6" draw:layer="layout" svg:width="5.213cm" svg:height="0.747cm" svg:x="9.84cm" svg:y="16.253cm">
          <draw:text-box>
            <text:p text:style-name="P5"><text:span text:style-name="T2"><text:s/></text:span><text:span text:style-name="T2">h richiede s ad admin</text:span></text:p>
          </draw:text-box>
        </draw:frame>
        <draw:frame draw:style-name="gr4" draw:text-style-name="P6" draw:layer="layout" svg:width="6.247cm" svg:height="0.747cm" svg:x="10.5cm" svg:y="9cm">
          <draw:text-box>
            <text:p text:style-name="P5"><text:span text:style-name="T2">admin verifica lo stato di s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creation-date>2008-03-29T19:25:36</meta:creation-date>
    <dc:date>2008-03-29T19:47:02</dc:date>
    <dc:language>it-IT</dc:language>
    <meta:editing-cycles>5</meta:editing-cycles>
    <meta:editing-duration>PT21M27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